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3000001A52B27FBAAB2CC04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96cm" fo:min-width="13.839cm" fo:padding-top="0cm" fo:padding-bottom="0cm" fo:padding-left="0cm" fo:padding-right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color="#00000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277cm" svg:height="0.471cm" svg:x="2.004cm" svg:y="2.018cm">
          <draw:text-box>
            <text:p text:style-name="P1"><text:span text:style-name="T1">Sovellus on valmiista ehdotuksista löytyvä Muistilista.</text:span></text:p>
          </draw:text-box>
        </draw:frame>
        <draw:frame draw:style-name="gr1" draw:text-style-name="P2" draw:layer="layout" svg:width="15.814cm" svg:height="0.471cm" svg:x="2.004cm" svg:y="2.992cm">
          <draw:text-box>
            <text:p text:style-name="P1"><text:span text:style-name="T1">Nimensä mukaisesti sovellukseen voi laittaa muistettavia asioita. Asioilla on ominaisuuksina </text:span></text:p>
          </draw:text-box>
        </draw:frame>
        <draw:frame draw:style-name="gr1" draw:text-style-name="P2" draw:layer="layout" svg:width="1.247cm" svg:height="0.471cm" svg:x="2.004cm" svg:y="3.479cm">
          <draw:text-box>
            <text:p text:style-name="P1"><text:span text:style-name="T1">ainakin</text:span></text:p>
          </draw:text-box>
        </draw:frame>
        <draw:frame draw:style-name="gr1" draw:text-style-name="P2" draw:layer="layout" svg:width="12.96cm" svg:height="0.471cm" svg:x="2.004cm" svg:y="3.966cm">
          <draw:text-box>
            <text:p text:style-name="P1"><text:span text:style-name="T1">tärkeysaste ja asian kuvaus tai nimi. Asiat pystytään luokittelemaan ryhmiin.</text:span></text:p>
          </draw:text-box>
        </draw:frame>
        <draw:frame draw:style-name="gr1" draw:text-style-name="P2" draw:layer="layout" svg:width="1.975cm" svg:height="0.471cm" svg:x="2.004cm" svg:y="4.939cm">
          <draw:text-box>
            <text:p text:style-name="P1"><text:span text:style-name="T1">Toimintoja:</text:span></text:p>
          </draw:text-box>
        </draw:frame>
        <draw:frame draw:style-name="gr1" draw:text-style-name="P2" draw:layer="layout" svg:width="2.893cm" svg:height="0.471cm" svg:x="2.004cm" svg:y="5.913cm">
          <draw:text-box>
            <text:p text:style-name="P1"><text:span text:style-name="T1"><text:s text:c="4"/></text:span><text:span text:style-name="T1">Kirjautuminen</text:span></text:p>
          </draw:text-box>
        </draw:frame>
        <draw:frame draw:style-name="gr1" draw:text-style-name="P2" draw:layer="layout" svg:width="6.593cm" svg:height="0.471cm" svg:x="2.004cm" svg:y="6.4cm">
          <draw:text-box>
            <text:p text:style-name="P1"><text:span text:style-name="T1"><text:s text:c="4"/></text:span><text:span text:style-name="T1">Askereen lisäys, muokkaus ja poisto</text:span></text:p>
          </draw:text-box>
        </draw:frame>
        <draw:frame draw:style-name="gr1" draw:text-style-name="P2" draw:layer="layout" svg:width="5.463cm" svg:height="0.471cm" svg:x="2.004cm" svg:y="6.887cm">
          <draw:text-box>
            <text:p text:style-name="P1"><text:span text:style-name="T1"><text:s text:c="4"/></text:span><text:span text:style-name="T1">Tärkeysasteen lisäys ja poisto</text:span></text:p>
          </draw:text-box>
        </draw:frame>
        <draw:frame draw:style-name="gr1" draw:text-style-name="P2" draw:layer="layout" svg:width="9.421cm" svg:height="0.471cm" svg:x="2.004cm" svg:y="7.373cm">
          <draw:text-box>
            <text:p text:style-name="P1"><text:span text:style-name="T1"><text:s text:c="4"/></text:span><text:span text:style-name="T1">Askareen tärkeyttäminen lisäyksessä tai myöhemmin</text:span></text:p>
          </draw:text-box>
        </draw:frame>
        <draw:frame draw:style-name="gr1" draw:text-style-name="P2" draw:layer="layout" svg:width="4.671cm" svg:height="0.471cm" svg:x="2.004cm" svg:y="7.86cm">
          <draw:text-box>
            <text:p text:style-name="P1"><text:span text:style-name="T1"><text:s text:c="4"/></text:span><text:span text:style-name="T1">Luokkien lisäys ja poisto</text:span></text:p>
          </draw:text-box>
        </draw:frame>
        <draw:frame draw:style-name="gr1" draw:text-style-name="P2" draw:layer="layout" svg:width="4.078cm" svg:height="0.471cm" svg:x="2.004cm" svg:y="8.347cm">
          <draw:text-box>
            <text:p text:style-name="P1"><text:span text:style-name="T1"><text:s text:c="4"/></text:span><text:span text:style-name="T1">Askareiden luokittelu</text:span></text:p>
          </draw:text-box>
        </draw:frame>
        <draw:frame draw:style-name="gr1" draw:text-style-name="P2" draw:layer="layout" svg:width="5.467cm" svg:height="0.471cm" svg:x="2.004cm" svg:y="8.834cm">
          <draw:text-box>
            <text:p text:style-name="P1"><text:span text:style-name="T1"><text:s text:c="4"/></text:span><text:span text:style-name="T1">Luokat voivat olla sisäkkäisiä</text:span></text:p>
          </draw:text-box>
        </draw:frame>
        <draw:frame draw:style-name="gr1" draw:text-style-name="P2" draw:layer="layout" svg:width="7.55cm" svg:height="0.471cm" svg:x="2.004cm" svg:y="9.321cm">
          <draw:text-box>
            <text:p text:style-name="P1"><text:span text:style-name="T1"><text:s text:c="4"/></text:span><text:span text:style-name="T1">Yhdellä askareella voi olla monta luokkaa</text:span></text:p>
          </draw:text-box>
        </draw:frame>
        <draw:frame draw:style-name="gr1" draw:text-style-name="P2" draw:layer="layout" svg:width="15.924cm" svg:height="0.471cm" svg:x="2.004cm" svg:y="10.294cm">
          <draw:text-box>
            <text:p text:style-name="P1"><text:span text:style-name="T1">Sovellus todennäköisesti tulee pyörimään Herokussa, ellei sille ilmaannu jotain estettä, koska </text:span></text:p>
          </draw:text-box>
        </draw:frame>
        <draw:frame draw:style-name="gr1" draw:text-style-name="P2" draw:layer="layout" svg:width="11.953cm" svg:height="0.471cm" svg:x="2.004cm" svg:y="10.781cm">
          <draw:text-box>
            <text:p text:style-name="P1"><text:span text:style-name="T1">koulun palvelimiin yhdistäminen tuntuu olevan lähinnä tuurista kiinni.</text:span></text:p>
          </draw:text-box>
        </draw:frame>
        <draw:frame draw:style-name="gr1" draw:text-style-name="P2" draw:layer="layout" svg:width="15.805cm" svg:height="0.471cm" svg:x="2.004cm" svg:y="11.268cm">
          <draw:text-box>
            <text:p text:style-name="P1"><text:span text:style-name="T1">Ohjelma kirjoitetaan Javalla, koska epäilen että PHP:n opettelu saattaa viedä liikaa aikaa itse </text:span></text:p>
          </draw:text-box>
        </draw:frame>
        <draw:frame draw:style-name="gr1" draw:text-style-name="P2" draw:layer="layout" svg:width="3.668cm" svg:height="0.471cm" svg:x="2.004cm" svg:y="11.755cm">
          <draw:text-box>
            <text:p text:style-name="P1"><text:span text:style-name="T1">projektin tekemiseltä.</text:span></text:p>
          </draw:text-box>
        </draw:frame>
        <draw:frame draw:style-name="gr1" draw:text-style-name="P2" draw:layer="layout" svg:width="16.195cm" svg:height="0.471cm" svg:x="2.004cm" svg:y="12.242cm">
          <draw:text-box>
            <text:p text:style-name="P1"><text:span text:style-name="T1">Tietokantana toimii PostgreSQL koska sen pitäisi toimia sekä Herokussa, että koulun serverillä.</text:span></text:p>
          </draw:text-box>
        </draw:frame>
        <draw:frame draw:style-name="gr1" draw:text-style-name="P2" draw:layer="layout" svg:width="9.294cm" svg:height="0.471cm" svg:x="2.004cm" svg:y="14.189cm">
          <draw:text-box>
            <text:p text:style-name="P1"><text:span text:style-name="T1">Käyttäjät: Kirjautumaton käyttäjä, Kirjautunut käyttäjä</text:span></text:p>
          </draw:text-box>
        </draw:frame>
        <draw:frame draw:style-name="gr1" draw:text-style-name="P2" draw:layer="layout" svg:width="16.757cm" svg:height="0.471cm" svg:x="2.004cm" svg:y="15.163cm">
          <draw:text-box>
            <text:p text:style-name="P1"><text:span text:style-name="T1"><text:s text:c="4"/></text:span><text:span text:style-name="T1">Kirjautumaton käyttäjä on kuka tahansa, kuka avaa sovelluksen. Näkee pelkän kirjautumissivun.</text:span></text:p>
          </draw:text-box>
        </draw:frame>
        <draw:frame draw:style-name="gr1" draw:text-style-name="P2" draw:layer="layout" svg:width="0.425cm" svg:height="0.471cm" svg:x="2.004cm" svg:y="15.65cm">
          <draw:text-box>
            <text:p text:style-name="P1"><text:span text:style-name="T1"><text:s text:c="4"/></text:span></text:p>
          </draw:text-box>
        </draw:frame>
        <draw:frame draw:style-name="gr2" draw:text-style-name="P3" draw:layer="layout" svg:width="13.839cm" svg:height="0.596cm" svg:x="2.004cm" svg:y="16.136cm">
          <draw:text-box>
            <text:p text:style-name="P1"><text:span text:style-name="T1"><text:s text:c="4"/></text:span><text:span text:style-name="T1">Kirjautunut käyttäjä on luonut käyttäjätilin ja näkee listan omista askareistaan.</text:span></text:p>
          </draw:text-box>
        </draw:frame>
        <draw:frame draw:style-name="gr3" draw:text-style-name="P4" draw:layer="layout" svg:width="9.815cm" svg:height="11.138cm" svg:x="5.139cm" svg:y="17.151cm">
          <draw:image xlink:href="Pictures/1000020100000173000001A52B27FBAAB2CC04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2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9T10:46:44.057508684</dc:date>
    <meta:editing-duration>PT8S</meta:editing-duration>
    <meta:editing-cycles>1</meta:editing-cycles>
    <meta:document-statistic meta:object-count="23"/>
    <meta:generator>LibreOffice/5.1.6.2$Linux_X86_64 LibreOffice_project/10m0$Build-2</meta:generator>
  </office:meta>
</office:document-meta>
</file>